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6.2931in" fo:margin-left="0in" table:align="left"/>
    </style:style>
    <style:style style:name="Tableau1.A" style:family="table-column">
      <style:table-column-properties style:column-width="6.2931in"/>
    </style:style>
    <style:style style:name="Tableau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Default">
      <style:text-properties fo:font-size="14pt" style:font-size-asian="14pt" style:font-size-complex="14pt"/>
    </style:style>
    <style:style style:name="P2" style:family="paragraph" style:parent-style-name="Default">
      <style:paragraph-properties fo:padding-left="0.0555in" fo:padding-right="0.0555in" fo:padding-top="0.0138in" fo:padding-bottom="0.0138in" fo:border="0.51pt solid #000000" style:shadow="none"/>
    </style:style>
    <style:style style:name="P3" style:family="paragraph" style:parent-style-name="Normal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/>
    </style:style>
    <style:style style:name="P4" style:family="paragraph" style:parent-style-name="Normal">
      <style:paragraph-properties fo:margin-top="0in" fo:margin-bottom="0in" style:contextual-spacing="false" fo:line-height="100%"/>
    </style:style>
    <style:style style:name="P5" style:family="paragraph" style:parent-style-name="Paragraphe_20_de_20_liste">
      <style:paragraph-properties fo:margin-left="1in" fo:margin-right="0in" fo:margin-top="0.0362in" fo:margin-bottom="0.111in" style:contextual-spacing="false" fo:text-indent="0in" style:auto-text-indent="false">
        <style:tab-stops/>
      </style:paragraph-properties>
      <style:text-properties fo:font-size="12pt" style:font-size-asian="12pt"/>
    </style:style>
    <style:style style:name="P6" style:family="paragraph" style:parent-style-name="Paragraphe_20_de_20_liste">
      <style:paragraph-properties fo:margin-left="1in" fo:margin-right="0in" fo:margin-top="0.0362in" fo:margin-bottom="0.111in" style:contextual-spacing="false" fo:text-indent="0in" style:auto-text-indent="false">
        <style:tab-stops/>
      </style:paragraph-properties>
      <style:text-properties fo:language="en" fo:country="US"/>
    </style:style>
    <style:style style:name="P7" style:family="paragraph" style:parent-style-name="Default" style:master-page-name="MP0">
      <style:paragraph-properties style:page-number="auto" fo:break-before="page"/>
    </style:style>
    <style:style style:name="P8" style:family="paragraph" style:parent-style-name="Paragraphe_20_de_20_liste" style:list-style-name="L1">
      <style:paragraph-properties fo:margin-top="0.0362in" fo:margin-bottom="0.111in" style:contextual-spacing="false"/>
      <style:text-properties fo:font-size="12pt" style:font-size-asian="12pt"/>
    </style:style>
    <style:style style:name="P9" style:family="paragraph" style:parent-style-name="Paragraphe_20_de_20_liste">
      <style:paragraph-properties fo:margin-left="1in" fo:margin-right="0in" fo:margin-top="0.0362in" fo:margin-bottom="0.111in" style:contextual-spacing="false" fo:text-indent="0in" style:auto-text-indent="false">
        <style:tab-stops/>
      </style:paragraph-properties>
      <style:text-properties fo:font-size="12pt" style:font-size-asian="12pt"/>
    </style:style>
    <style:style style:name="P10" style:family="paragraph">
      <loext:graphic-properties draw:fill="solid" draw:fill-color="#ffffff" draw:opacity="100%"/>
    </style:style>
    <style:style style:name="P11" style:family="paragraph">
      <loext:graphic-properties draw:fill="none"/>
    </style:style>
    <style:style style:name="P12" style:family="paragraph">
      <style:paragraph-properties fo:text-align="end"/>
    </style:style>
    <style:style style:name="P13" style:family="paragraph">
      <loext:graphic-properties draw:fill="none"/>
      <style:paragraph-properties style:writing-mode="lr-tb" style:font-independent-line-spacing="false"/>
    </style:style>
    <style:style style:name="P14" style:family="paragraph">
      <loext:graphic-properties draw:fill="solid" draw:fill-color="#000000" draw:opacity="100%"/>
    </style:style>
    <style:style style:name="T1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text:list-style style:name="L1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>
      <style:graphic-properties draw:stroke="solid" svg:stroke-width="0.0209in" svg:stroke-color="#000000" svg:stroke-opacity="100%" draw:stroke-linejoin="round" draw:fill="solid" draw:fill-color="#ffffff" draw:opacity="100%" fo:min-height="0in" fo:min-width="0in" fo:padding-top="0.0035in" fo:padding-bottom="0.0035in" fo:padding-left="0.0035in" fo:padding-right="0.0035in" style:run-through="background"/>
    </style:style>
    <style:style style:name="gr3" style:family="graphic">
      <style:graphic-properties draw:stroke="solid" svg:stroke-width="0.0311in" svg:stroke-color="#000000" svg:stroke-opacity="100%" draw:stroke-linejoin="round" draw:fill="none" fo:padding-top="0.0083in" fo:padding-bottom="0.0083in" fo:padding-left="0.0083in" fo:padding-right="0.0083in" style:run-through="background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run-through="background"/>
    </style:style>
    <style:style style:name="gr6" style:family="graphic">
      <style:graphic-properties draw:stroke="none" draw:fill="solid" draw:fill-color="#ffffff" draw:opacity="100%" fo:min-height="0in" fo:min-width="0in" style:run-through="background"/>
    </style:style>
    <style:style style:name="gr7" style:family="graphic">
      <style:graphic-properties draw:stroke="solid" svg:stroke-width="0.0417in" svg:stroke-color="#000000" svg:stroke-opacity="100%" draw:stroke-linejoin="round" draw:fill="none" fo:padding-top="0.0138in" fo:padding-bottom="0.0138in" fo:padding-left="0.0138in" fo:padding-right="0.0138in" style:run-through="background"/>
    </style:style>
    <style:style style:name="gr8" style:family="graphic">
      <style:graphic-properties draw:stroke="solid" svg:stroke-width="0.0209in" svg:stroke-color="#000000" svg:stroke-opacity="100%" draw:stroke-linejoin="round" draw:fill="none" fo:padding-top="0.0035in" fo:padding-bottom="0.0035in" fo:padding-left="0.0035in" fo:padding-right="0.0035in" style:run-through="background"/>
    </style:style>
    <style:style style:name="gr9" style:family="graphic">
      <style:graphic-properties draw:stroke="none" draw:fill="none" draw:textarea-horizontal-align="left" draw:textarea-vertical-align="top" draw:auto-grow-height="false" draw:auto-grow-width="false" fo:padding-top="0.05in" fo:padding-bottom="0.05in" fo:padding-left="0in" fo:padding-right="0in" fo:wrap-option="wrap" style:run-through="background"/>
      <style:paragraph-properties style:writing-mode="lr-tb"/>
    </style:style>
    <style:style style:name="gr10" style:family="graphic">
      <style:graphic-properties draw:stroke="solid" svg:stroke-width="0.0102in" svg:stroke-color="#000000" svg:stroke-opacity="100%" draw:stroke-linejoin="round" draw:fill="solid" draw:fill-color="#000000" draw:opacity="100%" fo:min-height="0in" fo:min-width="0in" fo:padding-top="-0.0016in" fo:padding-bottom="-0.0016in" fo:padding-left="-0.0016in" fo:padding-right="-0.0016in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Police_20_par_20_défaut"><text:span text:style-name="T1">Chapitre 15 – Ondes et signaux </text:span></text:span></text:p>
      <text:p text:style-name="P1"><text:s/></text:p>
      <text:p text:style-name="P2"><text:span text:style-name="Police_20_par_20_défaut"><text:span text:style-name="T2">AE. 15 – Lois de l’électricité </text:span></text:span></text:p>
      <text:p text:style-name="Normal"/>
      <text:p text:style-name="P3">Document réponse : NOM :………………………………………..</text:p>
      <table:table table:name="Tableau1" table:style-name="Tableau1">
        <table:table-column table:style-name="Tableau1.A"/>
        <table:table-row table:style-name="TableLine2054954395936">
          <table:table-cell table:style-name="Tableau1.A1" office:value-type="string">
            <text:p text:style-name="P4">Copie écran montage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2054957471984">
          <table:table-cell table:style-name="Tableau1.A1" office:value-type="string">
            <text:p text:style-name="P4">Schéma du montage : Utiliser les figures ci-dessous, ajouter des fils (insertion/forme/trait) <text:span text:style-name="Police_20_par_20_défaut"><text:span text:style-name="T3">forcément verticaux ou horizontaux</text:span></text:span>)</text:p>
            <text:p text:style-name="P4"/>
            <text:p text:style-name="P4"><draw:g text:anchor-type="paragraph" draw:z-index="1" draw:name="Electricité 1_ 1" draw:style-name="gr1"><draw:custom-shape draw:name="Oval 279" draw:style-name="gr2" draw:text-style-name="P10" svg:width="0.3953in" svg:height="0.3953in" svg:x="3.889in" svg:y="0.1752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Line 280" draw:style-name="gr3" draw:text-style-name="P11" draw:type="line" svg:x1="3.9472in" svg:y1="0.5193in" svg:x2="4.2244in" svg:y2="0.2425in" svg:d="M10026 1319l704-703" svg:viewBox="0 0 706 706"><text:p/></draw:connector><draw:connector draw:name="Line 281" draw:style-name="gr3" draw:text-style-name="P11" draw:type="line" svg:x1="3.937in" svg:y1="0.2134in" svg:x2="4.2142in" svg:y2="0.4902in" svg:d="M10000 542l704 703" svg:viewBox="0 0 706 706"><text:p/></draw:connector></draw:g><draw:g text:anchor-type="paragraph" draw:z-index="0" draw:name="Electricité 1_ 1" draw:style-name="gr1"><draw:custom-shape draw:name="Oval 279" draw:style-name="gr2" draw:text-style-name="P10" svg:width="0.3953in" svg:height="0.3953in" svg:x="3.1236in" svg:y="0.1327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Line 280" draw:style-name="gr3" draw:text-style-name="P11" draw:type="line" svg:x1="3.1819in" svg:y1="0.4772in" svg:x2="3.4587in" svg:y2="0.2in" svg:d="M8082 1212l703-704" svg:viewBox="0 0 706 706"><text:p/></draw:connector><draw:connector draw:name="Line 281" draw:style-name="gr3" draw:text-style-name="P11" draw:type="line" svg:x1="3.1717in" svg:y1="0.1709in" svg:x2="3.4488in" svg:y2="0.448in" svg:d="M8056 434l704 704" svg:viewBox="0 0 706 706"><text:p/></draw:connector></draw:g></text:p>
            <text:p text:style-name="P4"/>
            <text:p text:style-name="P4"/>
            <text:p text:style-name="P4"><draw:g text:anchor-type="paragraph" draw:z-index="2" draw:name="Electricité 1_ 3" draw:style-name="gr1"><draw:custom-shape draw:name="Rectangle 274" draw:style-name="gr6" draw:text-style-name="P10" svg:width="0.3161in" svg:height="0.1189in" svg:x="1.9366in" svg:y="0.1465in"><text:p/><draw:enhanced-geometry svg:viewBox="0 0 21600 21600" draw:type="non-primitive" draw:enhanced-path="M 0 0 L 21600 0 21600 21600 0 21600 Z N"/></draw:custom-shape><draw:custom-shape draw:name="Oval 275" draw:style-name="gr10" draw:text-style-name="P14" svg:width="0.0594in" svg:height="0.0594in" svg:x="1.8575in" svg:y="0.1862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ustom-shape draw:name="Oval 276" draw:style-name="gr10" draw:text-style-name="P14" svg:width="0.0594in" svg:height="0.0594in" svg:x="2.2531in" svg:y="0.1862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Line 277" draw:style-name="gr8" draw:text-style-name="P11" draw:type="line" svg:x1="1.8972in" svg:y1="0.2256in" svg:x2="2.2933in" svg:y2="0.1201in" svg:d="M4819 573l1006-268" svg:viewBox="0 0 1007 270"><text:p/></draw:connector></draw:g><draw:g text:anchor-type="paragraph" draw:z-index="3" draw:name="Electricité 1_ 3" draw:style-name="gr4"><draw:g draw:name="Electricité 1_ 12" draw:style-name="gr5"><draw:g draw:name="Group 258" draw:style-name="gr5"><draw:custom-shape draw:name="Rectangle 259" draw:style-name="gr6" draw:text-style-name="P10" svg:width="0.0953in" svg:height="0.5453in" draw:transform="rotate (1.5707963267949) translate (0.308634076990376in 0.295439632545932in)"><text:p/><draw:enhanced-geometry svg:viewBox="0 0 21600 21600" draw:mirror-vertical="true" draw:mirror-horizontal="true" draw:type="non-primitive" draw:enhanced-path="M 0 0 L 21600 0 21600 21600 0 21600 Z N"/></draw:custom-shape><draw:connector draw:name="Line 260" draw:style-name="gr7" draw:text-style-name="P11" draw:type="line" svg:x1="0.6984in" svg:y1="0.2965in" svg:x2="0.4665in" svg:y2="0.2965in" svg:d="M1774 753h-589" svg:viewBox="0 0 591 2"><text:p/></draw:connector><draw:connector draw:name="Line 261" draw:style-name="gr8" draw:text-style-name="P11" draw:type="line" svg:x1="0.8563in" svg:y1="0.2012in" svg:x2="0.3102in" svg:y2="0.2012in" svg:d="M2175 511h-1387" svg:viewBox="0 0 1388 2"><text:p/></draw:connector></draw:g><draw:frame draw:name="Text Box 262" draw:style-name="gr9" draw:text-style-name="P13" svg:width="0.2094in" svg:height="0.3835in" svg:x="-0.0071in" svg:y="0.0055in"><draw:text-box><text:p text:style-name="P12">+</text:p></draw:text-box></draw:frame></draw:g><draw:frame draw:name="Text Box 262" draw:style-name="gr9" draw:text-style-name="P13" svg:width="0.2094in" svg:height="0.3835in" svg:x="0.0449in" svg:y="0.1618in"><draw:text-box><text:p text:style-name="P12">-</text:p></draw:text-box></draw:frame></draw:g></text:p>
            <text:p text:style-name="P4"><draw:g text:anchor-type="paragraph" draw:z-index="4" draw:name="Electricité 1_ 1" draw:style-name="gr1"><draw:custom-shape draw:name="Oval 279" draw:style-name="gr2" draw:text-style-name="P10" svg:width="0.2504in" svg:height="0.2713in" svg:x="3.5728in" svg:y="0.0618in"><text:p/>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2700000 + ?f1"/><draw:equation draw:name="f14" draw:formula="?f13 * ?f12 / ?f0"/><draw:equation draw:name="f15" draw:formula="0 - ?f14"/><draw:equation draw:name="f16" draw:formula="sin(?f15)"/><draw:equation draw:name="f17" draw:formula="0 - ?f16"/><draw:equation draw:name="f18" draw:formula="?f17 * ?f10"/><draw:equation draw:name="f19" draw:formula="cos(?f15)"/><draw:equation draw:name="f20" draw:formula="0 - ?f19"/><draw:equation draw:name="f21" draw:formula="?f20 * ?f7"/><draw:equation draw:name="f22" draw:formula="?f11 - ?f18"/><draw:equation draw:name="f23" draw:formula="?f11 + ?f18"/><draw:equation draw:name="f24" draw:formula="?f8 - ?f21"/><draw:equation draw:name="f25" draw:formula="?f8 + ?f21"/><draw:equation draw:name="f26" draw:formula="21550000 - 21600000"/><draw:equation draw:name="f27" draw:formula="if(?f26, 21600000, 21550000)"/><draw:equation draw:name="f28" draw:formula="-21550000 - ?f27"/><draw:equation draw:name="f29" draw:formula="if(?f28, -21550000, ?f27)"/><draw:equation draw:name="f30" draw:formula="?f0 + ?f29"/><draw:equation draw:name="f31" draw:formula="?f0 + ?f1"/><draw:equation draw:name="f32" draw:formula="?f31 * ?f12 / ?f0"/><draw:equation draw:name="f33" draw:formula="0 - ?f32"/><draw:equation draw:name="f34" draw:formula="cos(?f33)"/><draw:equation draw:name="f35" draw:formula="0 - ?f34"/><draw:equation draw:name="f36" draw:formula="?f35 * ?f10"/><draw:equation draw:name="f37" draw:formula="sin(?f33)"/><draw:equation draw:name="f38" draw:formula="0 - ?f37"/><draw:equation draw:name="f39" draw:formula="?f38 * ?f7"/><draw:equation draw:name="f40" draw:formula="sqrt(?f36 * ?f36 + ?f39 * ?f39 + 0 * 0)"/><draw:equation draw:name="f41" draw:formula="?f10 * ?f7 / ?f40"/><draw:equation draw:name="f42" draw:formula="?f38 * ?f41"/><draw:equation draw:name="f43" draw:formula="?f2 - ?f42"/><draw:equation draw:name="f44" draw:formula="?f35 * ?f41"/><draw:equation draw:name="f45" draw:formula="?f8 - ?f44"/><draw:equation draw:name="f46" draw:formula="?f43 - ?f10"/><draw:equation draw:name="f47" draw:formula="?f45 - ?f7"/><draw:equation draw:name="f48" draw:formula="?f43 + ?f10"/><draw:equation draw:name="f49" draw:formula="?f45 + ?f7"/><draw:equation draw:name="f50" draw:formula="?f30 + ?f1"/><draw:equation draw:name="f51" draw:formula="?f50 * ?f12 / ?f0"/><draw:equation draw:name="f52" draw:formula="0 - ?f51"/><draw:equation draw:name="f53" draw:formula="cos(?f52)"/><draw:equation draw:name="f54" draw:formula="0 - ?f53"/><draw:equation draw:name="f55" draw:formula="?f54 * ?f10"/><draw:equation draw:name="f56" draw:formula="sin(?f52)"/><draw:equation draw:name="f57" draw:formula="0 - ?f56"/><draw:equation draw:name="f58" draw:formula="?f57 * ?f7"/><draw:equation draw:name="f59" draw:formula="sqrt(?f55 * ?f55 + ?f58 * ?f58 + 0 * 0)"/><draw:equation draw:name="f60" draw:formula="?f10 * ?f7 / ?f59"/><draw:equation draw:name="f61" draw:formula="?f57 * ?f60"/><draw:equation draw:name="f62" draw:formula="?f43 + ?f61"/><draw:equation draw:name="f63" draw:formula="?f54 * ?f60"/><draw:equation draw:name="f64" draw:formula="?f45 + ?f63"/><draw:equation draw:name="f65" draw:formula="if(?f29, ?f2, ?f46)"/><draw:equation draw:name="f66" draw:formula="if(?f29, ?f8, ?f47)"/><draw:equation draw:name="f67" draw:formula="if(?f29, ?f2, ?f48)"/><draw:equation draw:name="f68" draw:formula="if(?f29, ?f8, ?f49)"/><draw:equation draw:name="f69" draw:formula="if(?f29, ?f46, ?f62)"/><draw:equation draw:name="f70" draw:formula="if(?f29, ?f47, ?f64)"/><draw:equation draw:name="f71" draw:formula="if(?f29, ?f48, ?f62)"/><draw:equation draw:name="f72" draw:formula="if(?f29, ?f49, ?f64)"/></draw:enhanced-geometry></draw:custom-shape><draw:connector draw:name="Line 280" draw:style-name="gr3" draw:text-style-name="P11" draw:type="line" svg:x1="3.6094in" svg:y1="0.298in" svg:x2="3.7846in" svg:y2="0.1075in" svg:d="M9168 757l445-484" svg:viewBox="0 0 446 485"><text:p/></draw:connector><draw:connector draw:name="Line 281" draw:style-name="gr3" draw:text-style-name="P11" draw:type="line" svg:x1="3.6035in" svg:y1="0.0882in" svg:x2="3.778in" svg:y2="0.278in" svg:d="M9153 224l443 482" svg:viewBox="0 0 445 483"><text:p/></draw:connector></draw:g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ext:soft-page-break/>
        <table:table-row table:style-name="TableLine2054957480960">
          <table:table-cell table:style-name="Tableau1.A1" office:value-type="string">
            <text:p text:style-name="P4">Copie d’écran mesure tension et courant dans une lampe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2054957478240">
          <table:table-cell table:style-name="Tableau1.A1" office:value-type="string">
            <text:list xml:id="list3348171093" text:style-name="L1">
              <text:list-item>
                <text:list>
                  <text:list-item>
                    <text:p text:style-name="P8">Comment sont branchées les lampes ? En série ? en dérivation ?</text:p>
                  </text:list-item>
                </text:list>
              </text:list-item>
            </text:list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2054957470080">
          <table:table-cell table:style-name="Tableau1.A1" office:value-type="string">
            <text:list xml:id="list180435259122989" text:continue-numbering="true" text:style-name="L1">
              <text:list-item>
                <text:list>
                  <text:list-item>
                    <text:p text:style-name="P8">Que vaut la tension aux bornes des différentes lampes ?</text:p>
                  </text:list-item>
                </text:list>
              </text:list-item>
            </text:list>
            <text:p text:style-name="P4"/>
            <text:p text:style-name="P4"/>
            <text:p text:style-name="P4"/>
            <text:p text:style-name="P4"/>
            <text:p text:style-name="P4"/>
          </table:table-cell>
        </table:table-row>
        <table:table-row table:style-name="TableLine2054957470352">
          <table:table-cell table:style-name="Tableau1.A1" office:value-type="string">
            <text:list xml:id="list180434402183740" text:continue-numbering="true" text:style-name="L1">
              <text:list-item>
                <text:list>
                  <text:list-item>
                    <text:p text:style-name="P8">Que vaut le courant dans chaque lampe ?</text:p>
                  </text:list-item>
                </text:list>
              </text:list-item>
            </text:list>
            <text:p text:style-name="P6"/>
            <text:p text:style-name="P6"/>
            <text:p text:style-name="P6"/>
            <text:p text:style-name="P6"/>
            <text:p text:style-name="P6"/>
          </table:table-cell>
        </table:table-row>
        <table:table-row table:style-name="TableLine2054957481232">
          <table:table-cell table:style-name="Tableau1.A1" office:value-type="string">
            <text:list xml:id="list180435143892841" text:continue-numbering="true" text:style-name="L1">
              <text:list-item>
                <text:list>
                  <text:list-item>
                    <text:p text:style-name="P8">Que vaut le courant fourni par la batterie et quelle relation a-t-il avec les courants dans les différentes lampes</text:p>
                  </text:list-item>
                </text:list>
              </text:list-item>
            </text:list>
            <text:p text:style-name="P5"/>
            <text:p text:style-name="P5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Default" style:family="paragraph">
      <style:paragraph-properties fo:margin-top="0in" fo:margin-bottom="0in" style:contextual-spacing="false" fo:line-height="100%" fo:hyphenation-ladder-count="no-limit" style:text-autospace="none"/>
      <style:text-properties fo:color="#000000" loext:opacity="100%"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0.5811in" fo:margin-right="0in" fo:margin-top="0in" fo:margin-bottom="0in" style:contextual-spacing="false" fo:line-height="100%" fo:orphans="0" fo:widows="0" fo:hyphenation-ladder-count="no-limit" fo:text-indent="-0.1709in" style:auto-text-indent="false" style:text-autospace="none">
        <style:tab-stops/>
      </style:paragraph-properties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loext:hyphenation-no-caps="false"/>
    </style:style>
    <style:style style:name="Appmesures" style:family="paragraph" style:parent-style-name="Normal">
      <style:paragraph-properties fo:margin-top="0in" fo:margin-bottom="0in" style:contextual-spacing="false" fo:line-height="100%" fo:text-align="center" style:justify-single-word="false" fo:hyphenation-ladder-count="no-limit"/>
      <style:text-properties style:text-position="-38% 100%" style:font-name="Arial" fo:font-family="Arial" style:font-family-generic="swiss" style:font-pitch="variable" fo:font-size="16pt" style:font-name-asian="Times New Roman" style:font-family-asian="'Times New Roman'" style:font-family-generic-asian="roman" style:font-pitch-asian="variable" style:font-size-asian="16pt" style:language-asian="fr" style:country-asian="FR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olice_20_par_20_défaut" style:display-name="Police par défau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title/>
    <dc:description/>
    <dc:subject/>
    <meta:initial-creator>Titi</meta:initial-creator>
    <meta:creation-date>2022-03-18T17:02:00Z</meta:creation-date>
    <dc:date>2022-03-18T18:04:33.137000000</dc:date>
    <meta:editing-cycles>3</meta:editing-cycles>
    <meta:editing-duration>PT1M2S</meta:editing-duration>
    <meta:document-statistic meta:table-count="1" meta:image-count="0" meta:object-count="0" meta:page-count="2" meta:paragraph-count="11" meta:word-count="96" meta:character-count="584" meta:non-whitespace-character-count="497"/>
    <meta:template xlink:type="simple" xlink:actuate="onRequest" xlink:title="" xlink:href="Normal.dotm"/>
  </office:meta>
</office:document-meta>
</file>